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17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00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17:list.L17">
            <calcext:condition calcext:apply-style-name="Accent" calcext:value="=b" calcext:base-cell-address="list.L17"/>
          </calcext:conditional-format>
          <calcext:conditional-format calcext:target-range-address="list.B3:list.B163">
            <calcext:condition calcext:apply-style-name="Error" calcext:value="duplicate" calcext:base-cell-address="list.B3"/>
          </calcext:conditional-format>
          <calcext:conditional-format calcext:target-range-address="list.C3:list.C163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2:list.C143" table:on-update-keep-styles="true" table:on-update-keep-size="false"/>
        <table:database-range table:name="__Anonymous_Sheet_DB__0" table:target-range-address="list.B2:list.H1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9:36:24.13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07T20:09:45.564000000</dc:date>
    <meta:editing-duration>P1DT10H43M5S</meta:editing-duration>
    <meta:editing-cycles>486</meta:editing-cycles>
    <meta:document-statistic meta:table-count="1" meta:cell-count="124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
		
		'
		'
		'
		If IsTargetLanguage( b ) = False Then
			GoTo Continue
		End If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active_area.h, 1, 2, pf )
			
			'
			' Write : Others
			'
			obj_exporter.target_laugnage = 2
			obj_exporter.ExportList( sheet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active_area.h, 2, 1, pf )
			
			'
			' Write : Others
			'
			obj_exporter.target_laugnage = 4
			obj_exporter.ExportList( sheet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